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Mar  3 15:24:50 2015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Mar  3 15:24:50 2015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text2985" draw:style-name="style0" draw:layer="layout" svg:x="0.728cm" svg:y="7.338cm" svg:width="21.210cm" svg:height="6.874cm" svg:viewBox="0.0 0.0 21210.599 6874.799" svg:d="M 12509.930 15552.646 L 12509.930 15454.246 L 11993.930 15454.246 L 11993.930 15154.246 L 12470.330 15154.246 L 12470.330 15055.846 L 11993.930 15055.846 L 11993.930 14776.246 L 12488.330 14776.246 L 12488.330 14677.846 L 11882.330 14677.846 L 11882.330 15552.646 L 12509.930 15552.646 L 12509.930 15552.646 M 5853.680 18552.646 L 5853.680 18454.246 L 5337.680 18454.246 L 5337.680 18154.246 L 5814.080 18154.246 L 5814.080 18055.846 L 5337.680 18055.846 L 5337.680 17776.246 L 5832.080 17776.246 L 5832.080 17677.846 L 5226.080 17677.846 L 5226.080 18552.646 L 5853.680 18552.646 L 5853.680 18552.646 M 6538.842 18293.446 L 6538.842 18211.846 L 6310.842 18211.846 L 6310.842 17983.846 L 6229.242 17983.846 L 6229.242 18211.846 L 6001.242 18211.846 L 6001.242 18293.446 L 6229.242 18293.446 L 6229.242 18521.446 L 6310.842 18521.446 L 6310.842 18293.446 L 6538.842 18293.446 L 6538.842 18293.446 M 7356.024 18552.646 L 7356.024 18454.246 L 6840.024 18454.246 L 6840.024 18154.246 L 7316.424 18154.246 L 7316.424 18055.846 L 6840.024 18055.846 L 6840.024 17776.246 L 7334.424 17776.246 L 7334.424 17677.846 L 6728.424 17677.846 L 6728.424 18552.646 L 7356.024 18552.646 L 7356.024 18552.646 M 17476.336 18552.646 L 17476.336 18454.246 L 16960.336 18454.246 L 16960.336 18154.246 L 17436.736 18154.246 L 17436.736 18055.846 L 16960.336 18055.846 L 16960.336 17776.246 L 17454.736 17776.246 L 17454.736 17677.846 L 16848.736 17677.846 L 16848.736 18552.646 L 17476.336 18552.646 L 17476.336 18552.646 M 17953.899 17837.446 L 17931.099 17766.646 L 17803.899 17812.246 L 17803.899 17677.846 L 17734.299 17677.846 L 17734.299 17812.246 L 17613.099 17766.646 L 17590.299 17837.446 L 17719.899 17873.446 L 17637.099 17980.246 L 17697.099 18023.446 L 17772.699 17911.846 L 17847.099 18023.446 L 17908.299 17980.246 L 17824.299 17873.446 L 17953.899 17837.446 L 17953.899 17837.446 M 18744.305 18552.646 L 18744.305 18454.246 L 18228.305 18454.246 L 18228.305 18154.246 L 18704.705 18154.246 L 18704.705 18055.846 L 18228.305 18055.846 L 18228.305 17776.246 L 18722.705 17776.246 L 18722.705 17677.846 L 18116.705 17677.846 L 18116.705 18552.646 L 18744.305 18552.646 L 18744.305 18552.646 M 2192.742 21552.646 L 2192.742 21454.246 L 1676.742 21454.246 L 1676.742 21154.246 L 2153.142 21154.246 L 2153.142 21055.846 L 1676.742 21055.846 L 1676.742 20776.246 L 2171.142 20776.246 L 2171.142 20677.846 L 1565.142 20677.846 L 1565.142 21552.646 L 2192.742 21552.646 L 2192.742 21552.646 M 2877.905 21293.446 L 2877.905 21211.846 L 2649.905 21211.846 L 2649.905 20983.846 L 2568.305 20983.846 L 2568.305 21211.846 L 2340.305 21211.846 L 2340.305 21293.446 L 2568.305 21293.446 L 2568.305 21521.446 L 2649.905 21521.446 L 2649.905 21293.446 L 2877.905 21293.446 L 2877.905 21293.446 M 3695.086 21552.646 L 3695.086 21454.246 L 3179.086 21454.246 L 3179.086 21154.246 L 3655.486 21154.246 L 3655.486 21055.846 L 3179.086 21055.846 L 3179.086 20776.246 L 3673.486 20776.246 L 3673.486 20677.846 L 3067.486 20677.846 L 3067.486 21552.646 L 3695.086 21552.646 L 3695.086 21552.646 M 4380.249 21293.446 L 4380.249 21211.846 L 4152.249 21211.846 L 4152.249 20983.846 L 4070.649 20983.846 L 4070.649 21211.846 L 3842.649 21211.846 L 3842.649 21293.446 L 4070.649 21293.446 L 4070.649 21521.446 L 4152.249 21521.446 L 4152.249 21293.446 L 4380.249 21293.446 L 4380.249 21293.446 M 5197.430 21552.646 L 5197.430 21454.246 L 4681.430 21454.246 L 4681.430 21154.246 L 5157.830 21154.246 L 5157.830 21055.846 L 4681.430 21055.846 L 4681.430 20776.246 L 5175.830 20776.246 L 5175.830 20677.846 L 4569.830 20677.846 L 4569.830 21552.646 L 5197.430 21552.646 L 5197.430 21552.646 M 8328.680 21552.646 L 8328.680 21454.246 L 7812.680 21454.246 L 7812.680 21154.246 L 8289.080 21154.246 L 8289.080 21055.846 L 7812.680 21055.846 L 7812.680 20776.246 L 8307.080 20776.246 L 8307.080 20677.846 L 7701.080 20677.846 L 7701.080 21552.646 L 8328.680 21552.646 L 8328.680 21552.646 M 8806.242 20837.446 L 8783.442 20766.646 L 8656.242 20812.246 L 8656.242 20677.846 L 8586.642 20677.846 L 8586.642 20812.246 L 8465.442 20766.646 L 8442.642 20837.446 L 8572.242 20873.446 L 8489.442 20980.246 L 8549.442 21023.446 L 8625.042 20911.846 L 8699.442 21023.446 L 8760.642 20980.246 L 8676.642 20873.446 L 8806.242 20837.446 L 8806.242 20837.446 M 9596.649 21552.646 L 9596.649 21454.246 L 9080.649 21454.246 L 9080.649 21154.246 L 9557.049 21154.246 L 9557.049 21055.846 L 9080.649 21055.846 L 9080.649 20776.246 L 9575.049 20776.246 L 9575.049 20677.846 L 8969.049 20677.846 L 8969.049 21552.646 L 9596.649 21552.646 L 9596.649 21552.646 M 10281.811 21293.446 L 10281.811 21211.846 L 10053.811 21211.846 L 10053.811 20983.846 L 9972.211 20983.846 L 9972.211 21211.846 L 9744.211 21211.846 L 9744.211 21293.446 L 9972.211 21293.446 L 9972.211 21521.446 L 10053.811 21521.446 L 10053.811 21293.446 L 10281.811 21293.446 L 10281.811 21293.446 M 11098.992 21552.646 L 11098.992 21454.246 L 10582.992 21454.246 L 10582.992 21154.246 L 11059.392 21154.246 L 11059.392 21055.846 L 10582.992 21055.846 L 10582.992 20776.246 L 11077.392 20776.246 L 11077.392 20677.846 L 10471.392 20677.846 L 10471.392 21552.646 L 11098.992 21552.646 L 11098.992 21552.646 M 14230.242 21552.646 L 14230.242 21454.246 L 13714.242 21454.246 L 13714.242 21154.246 L 14190.642 21154.246 L 14190.642 21055.846 L 13714.242 21055.846 L 13714.242 20776.246 L 14208.642 20776.246 L 14208.642 20677.846 L 13602.642 20677.846 L 13602.642 21552.646 L 14230.242 21552.646 L 14230.242 21552.646 M 14915.405 21293.446 L 14915.405 21211.846 L 14687.405 21211.846 L 14687.405 20983.846 L 14605.805 20983.846 L 14605.805 21211.846 L 14377.805 21211.846 L 14377.805 21293.446 L 14605.805 21293.446 L 14605.805 21521.446 L 14687.405 21521.446 L 14687.405 21293.446 L 14915.405 21293.446 L 14915.405 21293.446 M 15732.586 21552.646 L 15732.586 21454.246 L 15216.586 21454.246 L 15216.586 21154.246 L 15692.986 21154.246 L 15692.986 21055.846 L 15216.586 21055.846 L 15216.586 20776.246 L 15710.986 20776.246 L 15710.986 20677.846 L 15104.986 20677.846 L 15104.986 21552.646 L 15732.586 21552.646 L 15732.586 21552.646 M 16210.149 20837.446 L 16187.349 20766.646 L 16060.149 20812.246 L 16060.149 20677.846 L 15990.549 20677.846 L 15990.549 20812.246 L 15869.349 20766.646 L 15846.549 20837.446 L 15976.149 20873.446 L 15893.349 20980.246 L 15953.349 21023.446 L 16028.949 20911.846 L 16103.349 21023.446 L 16164.549 20980.246 L 16080.549 20873.446 L 16210.149 20837.446 L 16210.149 20837.446 M 17000.555 21552.646 L 17000.555 21454.246 L 16484.555 21454.246 L 16484.555 21154.246 L 16960.955 21154.246 L 16960.955 21055.846 L 16484.555 21055.846 L 16484.555 20776.246 L 16978.955 20776.246 L 16978.955 20677.846 L 16372.955 20677.846 L 16372.955 21552.646 L 17000.555 21552.646 L 17000.555 21552.646 M 20131.805 21552.646 L 20131.805 21454.246 L 19615.805 21454.246 L 19615.805 21154.246 L 20092.205 21154.246 L 20092.205 21055.846 L 19615.805 21055.846 L 19615.805 20776.246 L 20110.205 20776.246 L 20110.205 20677.846 L 19504.205 20677.846 L 19504.205 21552.646 L 20131.805 21552.646 L 20131.805 21552.646 M 20609.367 20837.446 L 20586.567 20766.646 L 20459.367 20812.246 L 20459.367 20677.846 L 20389.767 20677.846 L 20389.767 20812.246 L 20268.567 20766.646 L 20245.767 20837.446 L 20375.367 20873.446 L 20292.567 20980.246 L 20352.567 21023.446 L 20428.167 20911.846 L 20502.567 21023.446 L 20563.767 20980.246 L 20479.767 20873.446 L 20609.367 20837.446 L 20609.367 20837.446 M 21399.774 21552.646 L 21399.774 21454.246 L 20883.774 21454.246 L 20883.774 21154.246 L 21360.174 21154.246 L 21360.174 21055.846 L 20883.774 21055.846 L 20883.774 20776.246 L 21378.174 20776.246 L 21378.174 20677.846 L 20772.174 20677.846 L 20772.174 21552.646 L 21399.774 21552.646 L 21399.774 21552.646 M 21877.336 20837.446 L 21854.536 20766.646 L 21727.336 20812.246 L 21727.336 20677.846 L 21657.736 20677.846 L 21657.736 20812.246 L 21536.536 20766.646 L 21513.736 20837.446 L 21643.336 20873.446 L 21560.536 20980.246 L 21620.536 21023.446 L 21696.136 20911.846 L 21770.536 21023.446 L 21831.736 20980.246 L 21747.736 20873.446 L 21877.336 20837.446 L 21877.336 20837.446 M 22667.742 21552.646 L 22667.742 21454.246 L 22151.742 21454.246 L 22151.742 21154.246 L 22628.142 21154.246 L 22628.142 21055.846 L 22151.742 21055.846 L 22151.742 20776.246 L 22646.142 20776.246 L 22646.142 20677.846 L 22040.142 20677.846 L 22040.142 21552.646 L 22667.742 21552.646 L 22667.742 21552.646 ">
            <!-- 393 nodes -->
          </draw:path>
          <draw:path id="path3005" draw:style-name="style1" draw:layer="layout" svg:x="5.561cm" svg:y="8.335cm" svg:width="5.894cm" svg:height="1.900cm" svg:viewBox="0.0 0.0 5894.854 1900.769" svg:d="M 17001.578 16686.405 L 11137.444 18556.453 L 17001.578 16686.405 ">
            <!-- 3 nodes -->
          </draw:path>
          <draw:path id="path3009" draw:style-name="style1" draw:layer="layout" svg:x="11.417cm" svg:y="8.338cm" svg:width="5.638cm" svg:height="1.905cm" svg:viewBox="0.0 0.0 5638.928 1905.000" svg:d="M 22848.968 16690.699 L 28458.531 18566.333 L 22848.968 16690.699 ">
            <!-- 3 nodes -->
          </draw:path>
          <draw:path id="path3011" draw:style-name="style1" draw:layer="layout" svg:x="2.663cm" svg:y="11.296cm" svg:width="2.898cm" svg:height="1.925cm" svg:viewBox="0.0 0.0 2898.069 1925.165" svg:d="M 8209.148 22607.508 L 5341.589 24502.163 L 8209.148 22607.508 ">
            <!-- 3 nodes -->
          </draw:path>
          <draw:path id="path3015" draw:style-name="style1" draw:layer="layout" svg:x="5.514cm" svg:y="11.296cm" svg:width="3.080cm" svg:height="1.947cm" svg:viewBox="0.0 0.0 3080.658 1947.604" svg:d="M 11043.911 22608.093 L 14094.045 24525.173 L 11043.911 22608.093 ">
            <!-- 3 nodes -->
          </draw:path>
          <draw:path id="path3017" draw:style-name="style1" draw:layer="layout" svg:x="14.697cm" svg:y="11.323cm" svg:width="2.403cm" svg:height="1.874cm" svg:viewBox="0.0 0.0 2403.226 1874.791" svg:d="M 31783.578 22662.937 L 29411.136 24506.943 L 31783.578 22662.937 ">
            <!-- 3 nodes -->
          </draw:path>
          <draw:path id="path3019" draw:style-name="style1" draw:layer="layout" svg:x="17.054cm" svg:y="11.324cm" svg:width="3.333cm" svg:height="1.926cm" svg:viewBox="0.0 0.0 3333.198 1926.876" svg:d="M 34123.440 22664.773 L 37425.970 24560.982 L 34123.440 22664.773 ">
            <!-- 3 nodes -->
          </draw:path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ue Mar  3 15:24:50 2015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  <style:style style:name="style1" style:family="graphic" style:parent-style-name="standard">
      <style:graphic-properties draw:fill="none" draw:stroke="solid" svg:stroke-width="0.000pt" svg:stroke-color="#000000" svg:stroke-opacity="100.000%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ue Mar  3 15:24:50 2015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